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0D2000015A74B42A0A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 style:family="paragraph" style:parent-style-name="Text_20_body">
      <style:text-properties fo:font-size="11pt" fo:language="fr" fo:country="FR" style:font-size-asian="11pt" style:font-size-complex="11pt"/>
    </style:style>
    <style:style style:name="P5"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 style:family="paragraph" style:parent-style-name="Text_20_body">
      <style:text-properties fo:language="fr" fo:country="FR"/>
    </style:style>
    <style:style style:name="P7" style:family="paragraph" style:parent-style-name="Text_20_body">
      <style:text-properties fo:color="#0000ff" fo:font-size="11pt" fo:language="fr" fo:country="FR" style:font-size-asian="11pt" style:font-size-complex="11pt"/>
    </style:style>
    <style:style style:name="P8" style:family="paragraph" style:parent-style-name="Text_20_body">
      <style:text-properties fo:color="#000000" fo:font-size="11pt" fo:language="fr" fo:country="FR" style:font-size-asian="11pt" style:font-size-complex="11pt"/>
    </style:style>
    <style:style style:name="P9" style:family="paragraph" style:parent-style-name="Text_20_body">
      <style:text-properties fo:color="#000000" fo:font-size="11pt" fo:language="fr" fo:country="FR" fo:font-style="italic" fo:font-weight="bold" style:font-size-asian="11pt" style:font-style-asian="italic" style:font-weight-asian="bold" style:font-size-complex="11pt" style:font-style-complex="italic" style:font-weight-complex="bold"/>
    </style:style>
    <style:style style:name="P10" style:family="paragraph" style:parent-style-name="Text_20_body">
      <style:text-properties fo:color="#000000" fo:font-size="11pt" fo:language="fr" fo:country="FR" fo:font-style="italic" style:font-size-asian="11pt" style:font-style-asian="italic" style:font-size-complex="11pt" style:font-style-complex="italic"/>
    </style:style>
    <style:style style:name="P11" style:family="paragraph" style:parent-style-name="Text_20_body">
      <style:paragraph-properties fo:text-align="justify" style:justify-single-word="false"/>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1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15" style:family="paragraph" style:parent-style-name="Text_20_body" style:list-style-name="L1">
      <style:text-properties fo:font-size="11pt" fo:language="fr" fo:country="FR" style:font-size-asian="11pt" style:font-size-complex="11pt"/>
    </style:style>
    <style:style style:name="P16"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7"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8" style:family="paragraph" style:parent-style-name="Text_20_body">
      <style:text-properties fo:color="#000000" fo:font-size="11pt" fo:language="fr" fo:country="FR" fo:font-style="normal" style:font-size-asian="11pt" style:font-style-asian="normal" style:font-size-complex="11pt" style:font-style-complex="normal"/>
    </style:style>
    <style:style style:name="P19" style:family="paragraph" style:parent-style-name="Text_20_body" style:list-style-name="L2">
      <style:text-properties fo:color="#000000" fo:font-size="11pt" fo:language="fr" fo:country="FR" fo:font-style="normal" style:font-size-asian="11pt" style:font-style-asian="normal" style:font-size-complex="11pt" style:font-style-complex="normal"/>
    </style:style>
    <style:style style:name="P20" style:family="paragraph" style:parent-style-name="Text_20_body" style:list-style-name="L3">
      <style:text-properties fo:color="#000000" fo:font-size="11pt" fo:language="fr" fo:country="FR" fo:font-style="normal" style:font-size-asian="11pt" style:font-style-asian="normal" style:font-size-complex="11pt" style:font-style-complex="normal"/>
    </style:style>
    <style:style style:name="P21" style:family="paragraph" style:parent-style-name="Text_20_body" style:list-style-name="L4">
      <style:text-properties fo:color="#000000" fo:font-size="11pt" fo:language="fr" fo:country="FR" fo:font-style="normal" style:font-size-asian="11pt" style:font-style-asian="normal" style:font-size-complex="11pt" style:font-style-complex="normal"/>
    </style:style>
    <style:style style:name="P22" style:family="paragraph" style:parent-style-name="Text_20_body" style:list-style-name="L5">
      <style:text-properties fo:color="#000000" fo:font-size="11pt" fo:language="fr" fo:country="FR" fo:font-style="normal" style:font-size-asian="11pt" style:font-style-asian="normal" style:font-size-complex="11pt" style:font-style-complex="normal"/>
    </style:style>
    <style:style style:name="P23" style:family="paragraph" style:parent-style-name="Text_20_body" style:list-style-name="L6">
      <style:text-properties fo:color="#000000" fo:font-size="11pt" fo:language="fr" fo:country="FR" fo:font-style="normal" style:font-size-asian="11pt" style:font-style-asian="normal" style:font-size-complex="11pt" style:font-style-complex="normal"/>
    </style:style>
    <style:style style:name="P24" style:family="paragraph" style:parent-style-name="Text_20_body" style:list-style-name="L7">
      <style:text-properties fo:color="#000000" fo:font-size="11pt" fo:language="fr" fo:country="FR" fo:font-style="normal" style:font-size-asian="11pt" style:font-style-asian="normal" style:font-size-complex="11pt" style:font-style-complex="normal"/>
    </style:style>
    <style:style style:name="P25" style:family="paragraph" style:parent-style-name="Text_20_body" style:list-style-name="L8">
      <style:text-properties fo:color="#000000" fo:font-size="11pt" fo:language="fr" fo:country="FR" fo:font-style="normal" style:font-size-asian="11pt" style:font-style-asian="normal" style:font-size-complex="11pt" style:font-style-complex="normal"/>
    </style:style>
    <style:style style:name="P26" style:family="paragraph" style:parent-style-name="Text_20_body" style:list-style-name="L10">
      <style:text-properties fo:color="#000000" fo:font-size="11pt" fo:language="fr" fo:country="FR" fo:font-style="normal" style:font-size-asian="11pt" style:font-style-asian="normal" style:font-size-complex="11pt" style:font-style-complex="normal"/>
    </style:style>
    <style:style style:name="P27" style:family="paragraph" style:parent-style-name="Text_20_body" style:list-style-name="L11">
      <style:text-properties fo:color="#000000" fo:font-size="11pt" fo:language="fr" fo:country="FR" fo:font-style="normal" style:font-size-asian="11pt" style:font-style-asian="normal" style:font-size-complex="11pt" style:font-style-complex="normal"/>
    </style:style>
    <style:style style:name="P28" style:family="paragraph" style:parent-style-name="Text_20_body" style:list-style-name="L9">
      <style:paragraph-properties fo:text-align="justify" style:justify-single-word="false"/>
      <style:text-properties fo:color="#000000"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list-style-name="L2">
      <style:text-properties fo:color="#000000" fo:font-size="11pt" fo:language="fr" fo:country="FR" style:font-size-asian="11pt" style:font-size-complex="11pt"/>
    </style:style>
    <style:style style:name="P30" style:family="paragraph" style:parent-style-name="Text_20_body">
      <style:text-properties fo:font-style="normal" style:font-style-asian="normal" style:font-style-complex="normal"/>
    </style:style>
    <style:style style:name="P31" style:family="paragraph" style:parent-style-name="Heading_20_1">
      <style:text-properties fo:language="fr" fo:country="FR"/>
    </style:style>
    <style:style style:name="P32" style:family="paragraph" style:parent-style-name="Heading_20_1">
      <style:text-properties fo:font-style="normal" style:font-style-asian="normal" style:font-style-complex="normal"/>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Heading_20_3">
      <style:text-properties fo:font-style="normal" style:font-style-asian="normal" style:font-style-complex="normal"/>
    </style:style>
    <style:style style:name="P35" style:family="paragraph" style:parent-style-name="Heading_20_2">
      <style:text-properties fo:font-style="normal" style:font-style-asian="normal" style:font-style-complex="normal"/>
    </style:style>
    <style:style style:name="P36"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0000cc"/>
    </style:style>
    <style:style style:name="T7" style:family="text">
      <style:text-properties fo:color="#0000cc"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User Guide</text:p>
      <text:p text:style-name="P14">UARTStack</text:p>
      <text:p text:style-name="P14"/>
      <text:p text:style-name="P13"/>
      <text:p text:style-name="P12"/>
      <text:p text:style-name="P12"/>
      <text:p text:style-name="P12"/>
      <text:p text:style-name="P12"/>
      <text:p text:style-name="P12"/>
      <text:p text:style-name="P1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text:a xlink:type="simple" xlink:href="#__RefHeading___Toc2094_2496697646" text:style-name="Index_20_Link" text:visited-style-name="Index_20_Link">1.Présentation de la pile de communication UART Stack<text:tab/>2</text:a></text:p>
          <text:p text:style-name="P36"><text:a xlink:type="simple" xlink:href="#__RefHeading__3388_1420083090" text:style-name="Index_20_Link" text:visited-style-name="Index_20_Link">1.1.Généralités <text:tab/>2</text:a></text:p>
          <text:p text:style-name="P36"><text:a xlink:type="simple" xlink:href="#__RefHeading__3390_1420083090" text:style-name="Index_20_Link" text:visited-style-name="Index_20_Link">1.2.Réception de trame<text:tab/>3</text:a></text:p>
          <text:p text:style-name="P36"><text:a xlink:type="simple" xlink:href="#__RefHeading__3392_1420083090" text:style-name="Index_20_Link" text:visited-style-name="Index_20_Link">1.3.Emission de trame <text:tab/>4</text:a></text:p>
          <text:p text:style-name="P33"><text:a xlink:type="simple" xlink:href="#__RefHeading__3394_1420083090" text:style-name="Index_20_Link" text:visited-style-name="Index_20_Link">2.Les fonctions API du module <text:tab/>4</text:a></text:p>
          <text:p text:style-name="P36"><text:a xlink:type="simple" xlink:href="#__RefHeading__3396_1420083090" text:style-name="Index_20_Link" text:visited-style-name="Index_20_Link">2.1.Fonction d'initialisation<text:tab/>4</text:a></text:p>
          <text:p text:style-name="P36"><text:a xlink:type="simple" xlink:href="#__RefHeading__3398_1420083090" text:style-name="Index_20_Link" text:visited-style-name="Index_20_Link">2.2.Fonctions de réception <text:tab/>5</text:a></text:p>
          <text:p text:style-name="P36"><text:a xlink:type="simple" xlink:href="#__RefHeading__4015_1420083090" text:style-name="Index_20_Link" text:visited-style-name="Index_20_Link">2.3.Fonction d'émission<text:tab/>5</text:a></text:p>
          <text:p text:style-name="P33"><text:a xlink:type="simple" xlink:href="#__RefHeading__3400_1420083090" text:style-name="Index_20_Link" text:visited-style-name="Index_20_Link">3.Dépendances <text:tab/>5</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1" text:outline-level="1"><text:bookmark-start text:name="__RefHeading___Toc2094_2496697646"/><text:soft-page-break/>Présentation de la pile de communication UART Stack<text:bookmark-end text:name="__RefHeading___Toc2094_2496697646"/></text:h>
      <text:p text:style-name="P6"/>
      <text:h text:style-name="Heading_20_2" text:outline-level="2"><text:bookmark-start text:name="__RefHeading__3388_1420083090"/>Généralités <text:bookmark-end text:name="__RefHeading__3388_1420083090"/></text:h>
      <text:p text:style-name="P4">Le notion de pile ici est un peu galvaudée dans le sens où il n'y a pas de notion d'adresse origine, destination. Il s'agit juste d'une communication UART entre deux entités en full duplex (STM32F103 et Raspberry pi).</text:p>
      <text:p text:style-name="P4"/>
      <text:p text:style-name="P4">Toutefois, sont implémentés :</text:p>
      <text:list xml:id="list3764837220535272443" text:style-name="L1">
        <text:list-item>
          <text:p text:style-name="P15">un timeout,</text:p>
        </text:list-item>
        <text:list-item>
          <text:p text:style-name="P15">un <text:s/>checksum basique</text:p>
        </text:list-item>
      </text:list>
      <text:p text:style-name="P4"/>
      <text:p text:style-name="P4">Le principe repose sur la réception d'une trame prédéfinies fondées sur un nombre d'octets à lire :</text:p>
      <text:p text:style-name="P4">Format de trame :</text:p>
      <text:p text:style-name="P4"><text:tab/><text:span text:style-name="T6">|Nb Octets| Bytes de données | CheckSum|</text:span></text:p>
      <text:p text:style-name="P4"/>
      <text:p text:style-name="P4"><text:span text:style-name="T6">Nb Octets : </text:span>C'est le nombre d'octets à venir que <text:s/>l'UART doit lire. Ce nombre correspond donc au nombre de bytes de la payload + 1 byte de checksum.</text:p>
      <text:p text:style-name="P4"/>
      <text:p text:style-name="P7"><text:span text:style-name="T6">Bytes de données : </text:span><text:span text:style-name="T3">Les données effectives en bytes. C'est la payload.</text:span></text:p>
      <text:p text:style-name="P4"/>
      <text:p text:style-name="P4"><text:span text:style-name="T6">CheckSum : <text:s/></text:span><text:span text:style-name="T3">C'est la somme de tous les bytes de la payload, y compris le tout premier octet correspondant au nombre d'octets de la trame. Il s'agit de la troncature de la somme pour ne conserver que l'octet de poids faible.</text:span></text:p>
      <text:p text:style-name="P8"/>
      <text:p text:style-name="P8">La gestion du <text:span text:style-name="T2">timeout </text:span>nécessite un timer dédié.</text:p>
      <text:p text:style-name="P8">Au final, la chaîne remontée à l'utilisateur n'est que la <text:span text:style-name="T2">Payload.</text:span> La longueur est à récupérer avec une fonction dédiée.</text:p>
      <text:p text:style-name="P8"/>
      <text:p text:style-name="P9">Exemple :</text:p>
      <text:p text:style-name="P8">Chaîne transmise : <text:s/>|5|'T'|'O'|'T'|'O'| checkSum|</text:p>
      <text:p text:style-name="P8"><text:s text:c="33"/>0 1 <text:s text:c="2"/>2 <text:s text:c="2"/>3 <text:s text:c="2"/>4 <text:s text:c="6"/>5</text:p>
      <text:p text:style-name="P8"/>
      <text:p text:style-name="P8">Longueur remontée : 4</text:p>
      <text:p text:style-name="P8">Chaîne remontée : |'T'|'O'|'T'|'O'| </text:p>
      <text:p text:style-name="P8"/>
      <text:h text:style-name="Heading_20_2" text:outline-level="2"><text:bookmark-start text:name="__RefHeading__3390_1420083090"/><text:soft-page-break/>Réception de trame<text:bookmark-end text:name="__RefHeading__3390_1420083090"/></text:h>
      <text:p text:style-name="P8">Le module contient un tableau de char de longueur 256. En effet, la longueur de trame peut valoir 255 au maximum, ce qui donne une longueur de Payload de 254 maximum. On marge de deux octets. Cette chaîne se nomme <text:span text:style-name="T2">char HMISting[256].</text:span></text:p>
      <text:p text:style-name="P8"/>
      <text:h text:style-name="Heading_20_3" text:outline-level="3">Principe </text:h>
      <text:p text:style-name="P8">L'UART choisie fonctionne en interruption. Lors de la première interruption, la longueur est enregistrée dans le premier caractère de <text:span text:style-name="T2">HMISting</text:span>. Les interruptions suivantes complètent la construction de <text:s/><text:span text:style-name="T2">HMISting. </text:span></text:p>
      <text:p text:style-name="P18">Dès la réception du premier octet (le nombre d'octets à recevoir), le timer dédié au timeout est lancé. Quelque soit l'issue de la réception, l'interruption timeout a lieu. C'est à ce moment que le code détermine si la réception s'est bien passée, ou bien si elle est incomplète.</text:p>
      <text:p text:style-name="P18">Il n'y a pas de machine à états pour cette « pile » étant donné sa simplicité.</text:p>
      <text:p text:style-name="P18"/>
      <text:p text:style-name="P18">Pour que l'application puisse exploiter les données de réception, 3 fonctions sont utilisées, l'une indiquant qu'une trame valide est à lire, l'une précisant la longueur de la payload, l'autre enfin donnant l'adresse du premier octet de la payload.</text:p>
      <text:p text:style-name="P18"/>
      <text:h text:style-name="P34" text:outline-level="3">Gestion des erreurs en réception</text:h>
      <text:p text:style-name="P8"><text:span text:style-name="T4">Un type erreur est fourni dans l'API : </text:span><text:span text:style-name="T2">UARTStack_ErrorType</text:span><text:span text:style-name="T4">.</text:span></text:p>
      <text:p text:style-name="P18">Trois statuts erreurs sont identifiables : </text:p>
      <text:list xml:id="list6181036080479010769" text:style-name="L2">
        <text:list-item>
          <text:p text:style-name="P29"><text:span text:style-name="T2">NoError </text:span><text:span text:style-name="T4">: vaut '1' a l'initialisation et uniquement à réception de la chaîne, si pas d'erreur </text:span><text:span text:style-name="T2">Checksum,</text:span></text:p>
        </text:list-item>
        <text:list-item>
          <text:p text:style-name="P29"><text:span text:style-name="T2">CheckSumError </text:span><text:span text:style-name="T4">: vaut '1' à la réception complète de la chaîne, si erreur </text:span><text:span text:style-name="T2">Checksum,</text:span></text:p>
        </text:list-item>
        <text:list-item>
          <text:p text:style-name="P19">TimeOut : vaut '1' <text:s/>si le timer est arrivé à échéance et si la chaîne est incomplète</text:p>
        </text:list-item>
      </text:list>
      <text:p text:style-name="P18"/>
      <text:h text:style-name="P34" text:outline-level="3">Gestion du flag de réception</text:h>
      <text:p text:style-name="P8"><text:span text:style-name="T4">Le flag de réception est </text:span><text:span text:style-name="T2">HMIStringComplete</text:span><text:span text:style-name="T4">. Il est accessible via la fonction </text:span><text:span text:style-name="T2">UARTStack_IsHMIMssg(void)</text:span><text:span text:style-name="T4">. </text:span></text:p>
      <text:p text:style-name="P8"><text:span text:style-name="T2">HMIStringComplete </text:span><text:span text:style-name="T4">est mis à 1 :</text:span></text:p>
      <text:list xml:id="list4073689121553633900" text:style-name="L3">
        <text:list-item>
          <text:list>
            <text:list-item>
              <text:p text:style-name="P20">lorsque le nombre de caractères est atteint.</text:p>
            </text:list-item>
          </text:list>
        </text:list-item>
      </text:list>
      <text:p text:style-name="P8"><text:span text:style-name="T5">NB :</text:span><text:span text:style-name="T4"> l'UART est dès lors bloquée.</text:span></text:p>
      <text:p text:style-name="P18"/>
      <text:p text:style-name="P8"><text:span text:style-name="T2">HMIStringComplete</text:span><text:span text:style-name="T4"> est mis à 0 :</text:span></text:p>
      <text:list xml:id="list7730330708485436602" text:style-name="L4">
        <text:list-item>
          <text:list>
            <text:list-item>
              <text:p text:style-name="P21">Lors d'nue lecture du string de réception,</text:p>
            </text:list-item>
          </text:list>
        </text:list-item>
      </text:list>
      <text:list xml:id="list5813320364222531316" text:style-name="L5">
        <text:list-item>
          <text:list>
            <text:list-item>
              <text:p text:style-name="P22">au début du processus de réception (lecture du nombre d'octets à saisir)</text:p>
            </text:list-item>
          </text:list>
        </text:list-item>
      </text:list>
      <text:p text:style-name="P18"/>
      <text:p text:style-name="P18"/>
      <text:h text:style-name="P34" text:outline-level="3"><text:soft-page-break/>Gestion de l'activité de l'UART dédiée</text:h>
      <text:p text:style-name="P18"><text:s/>L'UART est validée :</text:p>
      <text:list xml:id="list281644851786742384" text:style-name="L6">
        <text:list-item>
          <text:list>
            <text:list-item>
              <text:p text:style-name="P23">à l'initialisation,</text:p>
            </text:list-item>
            <text:list-item>
              <text:p text:style-name="P23">après un timeout (défini en multiple de 100ms),</text:p>
            </text:list-item>
          </text:list>
        </text:list-item>
      </text:list>
      <text:p text:style-name="P18"><text:tab/> </text:p>
      <text:p text:style-name="P18">L'UART est invalidée :</text:p>
      <text:list xml:id="list2582923132124965726" text:style-name="L7">
        <text:list-item>
          <text:list>
            <text:list-item>
              <text:p text:style-name="P24">Dès de la réception de n octets.</text:p>
              <text:p text:style-name="P24"/>
            </text:list-item>
          </text:list>
        </text:list-item>
      </text:list>
      <text:h text:style-name="P34" text:outline-level="3">Gestion du timeout</text:h>
      <text:p text:style-name="P8"><text:span text:style-name="T4">Le timer dédié est réglé pour un cycle de 100ms. Le paramètre </text:span><text:span text:style-name="T2">TimeOut_x100ms </text:span><text:span text:style-name="T4">permet de spécifier le temps d'attente en multiple de 100ms. Par défaut 5, soit 500ms.</text:span></text:p>
      <text:p text:style-name="P18"/>
      <text:h text:style-name="P34" text:outline-level="3">Aspect Temps réel</text:h>
      <text:p text:style-name="P18">Deux périphériques fonctionnent en interruption. Les priorités sont les suivantes :</text:p>
      <text:list xml:id="list2236614758870274596" text:style-name="L8">
        <text:list-item>
          <text:p text:style-name="P25">UART : priorité 0</text:p>
        </text:list-item>
        <text:list-item>
          <text:p text:style-name="P25">Timer dédié au Timoute : priorité 1</text:p>
        </text:list-item>
      </text:list>
      <text:p text:style-name="P18"/>
      <text:p text:style-name="P18"/>
      <text:h text:style-name="P35" text:outline-level="2"><text:bookmark-start text:name="__RefHeading__3392_1420083090"/>Emission de trame <text:bookmark-end text:name="__RefHeading__3392_1420083090"/></text:h>
      <text:p text:style-name="P18">Se fait en mode scrutatif. </text:p>
      <text:p text:style-name="P18"/>
      <text:h text:style-name="P32" text:outline-level="1"><text:bookmark-start text:name="__RefHeading__3394_1420083090"/>Les fonctions API du module <text:bookmark-end text:name="__RefHeading__3394_1420083090"/></text:h>
      <text:p text:style-name="P18"/>
      <text:h text:style-name="P35" text:outline-level="2"><text:bookmark-start text:name="__RefHeading__3396_1420083090"/>Fonction d'initialisation<text:bookmark-end text:name="__RefHeading__3396_1420083090"/></text:h>
      <text:p text:style-name="P5"><text:span text:style-name="T6">void</text:span> UARTStack_Init (<text:span text:style-name="T6">void)</text:span> : </text:p>
      <text:list xml:id="list2522621983724816312" text:style-name="L9">
        <text:list-item>
          <text:p text:style-name="P17">lance la configuration de l'UART retenue. Le BaudRate est par défaut à 9600Bds, il peut être changé dans le fichier <text:span text:style-name="T2">RessourcesPeriph.h</text:span>.</text:p>
        </text:list-item>
        <text:list-item>
          <text:p text:style-name="P28">Initialise le Timer dédié (choix fait dans <text:span text:style-name="T2">RessourcesPeriph.h</text:span>) pour le TimeOut. Le Timer n'est pas lancé.</text:p>
        </text:list-item>
      </text:list>
      <text:p text:style-name="P18"/>
      <text:p text:style-name="P18"/>
      <text:p text:style-name="P18"/>
      <text:h text:style-name="P35" text:outline-level="2"><text:bookmark-start text:name="__RefHeading__3398_1420083090"/><text:soft-page-break/>Fonctions de réception <text:bookmark-end text:name="__RefHeading__3398_1420083090"/></text:h>
      <text:p text:style-name="P30"/>
      <text:p text:style-name="P10"><text:span text:style-name="T6">char</text:span> UARTStack_IsHMIMssg(<text:span text:style-name="T6">void</text:span>);</text:p>
      <text:list xml:id="list6575275240131228815" text:style-name="L10">
        <text:list-item>
          <text:p text:style-name="P26">Renvoie '1' si une chaîne est à lire</text:p>
        </text:list-item>
      </text:list>
      <text:p text:style-name="P18"/>
      <text:p text:style-name="P10"><text:span text:style-name="T6">char</text:span> UARTStack_GetLen(<text:span text:style-name="T6">void</text:span>);</text:p>
      <text:list xml:id="list34429036" text:continue-numbering="true" text:style-name="L10">
        <text:list-item>
          <text:p text:style-name="P26">Renvoie la longueur de la chaîne brute (la payload)</text:p>
        </text:list-item>
      </text:list>
      <text:p text:style-name="P18"/>
      <text:p text:style-name="P10"><text:span text:style-name="T6">char *</text:span> UARTStack_GetHMIMssg(<text:span text:style-name="T6">void</text:span>);</text:p>
      <text:list xml:id="list34408139" text:continue-numbering="true" text:style-name="L10">
        <text:list-item>
          <text:p text:style-name="P26">Renvoie l'adresse du premier octet de data à lire (payload)</text:p>
        </text:list-item>
      </text:list>
      <text:p text:style-name="P18"/>
      <text:p text:style-name="P10">UARTStack_ErrorType UARTStack_GetErrorStatus(<text:span text:style-name="T6">void</text:span>);</text:p>
      <text:p text:style-name="P18"/>
      <text:p text:style-name="P18"/>
      <text:h text:style-name="P35" text:outline-level="2"><text:bookmark-start text:name="__RefHeading__4015_1420083090"/>Fonction d'émission<text:bookmark-end text:name="__RefHeading__4015_1420083090"/></text:h>
      <text:p text:style-name="P8"><text:span text:style-name="T7">void</text:span><text:span text:style-name="T4"> UARTStack_SendNewMssg (</text:span><text:span text:style-name="T7">char *</text:span><text:span text:style-name="T4"> AdrString, </text:span><text:span text:style-name="T7">int </text:span><text:span text:style-name="T4">Len);</text:span></text:p>
      <text:list xml:id="list7831714078267535510" text:style-name="L11">
        <text:list-item>
          <text:p text:style-name="P27">Envoie la chaîne de caractères spécifiée (avec sa longueur) en respectant la trame (donc avec premier octet de longueur, puis à la fin un checksum</text:p>
        </text:list-item>
        <text:list-item>
          <text:p text:style-name="P27">travaille en scrutation donc bloquant (pas d'IT)</text:p>
          <text:p text:style-name="P27"/>
        </text:list-item>
      </text:list>
      <text:h text:style-name="Heading_20_1" text:outline-level="1"><text:bookmark-start text:name="__RefHeading__3400_1420083090"/>Dépendances <text:bookmark-end text:name="__RefHeading__3400_1420083090"/></text:h>
      <text:p text:style-name="P3"><draw:frame draw:style-name="fr1" draw:name="images1" text:anchor-type="paragraph" svg:x="-0.053cm" svg:y="1.24cm" svg:width="16.595cm" svg:height="5.542cm" draw:z-index="0"><draw:image xlink:href="Pictures/20000007000040D2000015A74B42A0A6.svm" xlink:type="simple" xlink:show="embed" xlink:actuate="onLoad"/></draw:frame></text:p>
      <text:p text:style-name="P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ash_20_1" draw:display-name="Dash 1" draw:style="rect" draw:dots1="2" draw:dots1-length="0.029cm" draw:dots2="3" draw:dots2-length="0.144cm" draw:distance="0.072cm"/>
    <draw:stroke-dash draw:name="Dash_20_2" draw:display-name="Dash 2" draw:style="rect" draw:dots1="2" draw:dots1-length="0.029cm" draw:dots2="3" draw:dots2-length="0.144cm" draw:distance="0.072cm"/>
    <draw:stroke-dash draw:name="Dot" draw:style="rect" draw:dots1="1" draw:dots1-length="100%" draw:distance="1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2-05T14:16:20.86</dc:date>
    <meta:editing-duration>P8DT20H12M56S</meta:editing-duration>
    <meta:editing-cycles>235</meta:editing-cycles>
    <meta:generator>OpenOffice/4.1.13$Win32 OpenOffice.org_project/4113m1$Build-9810</meta:generator>
    <meta:print-date>2011-11-29T11:08:14.52</meta:print-date>
    <dc:creator>Thierry ROCACHER</dc:creator>
    <meta:document-statistic meta:table-count="0" meta:image-count="1" meta:object-count="0" meta:page-count="5" meta:paragraph-count="87" meta:word-count="826" meta:character-count="5002"/>
    <meta:user-defined meta:name="Info 1"/>
    <meta:user-defined meta:name="Info 2"/>
    <meta:user-defined meta:name="Info 3"/>
    <meta:user-defined meta:name="Info 4"/>
  </office:meta>
</office:document-meta>
</file>